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a6099" draw:textarea-horizontal-align="justify" draw:textarea-vertical-align="middle" draw:auto-grow-height="false" fo:min-height="1.15cm" fo:min-width="10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34cm" fo:min-width="4.78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2.33cm"/>
      <style:paragraph-properties style:writing-mode="lr-tb"/>
    </style:style>
    <style:style style:name="gr7" style:family="graphic" style:parent-style-name="objectwithoutfill">
      <style:graphic-properties svg:stroke-color="#bf0041" draw:marker-end="Arrow" draw:marker-end-width="0.3cm" draw:fill="solid" draw:fill-color="#bf0041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34cm" fo:min-width="3.984cm"/>
      <style:paragraph-properties style:writing-mode="lr-tb"/>
    </style:style>
    <style:style style:name="gr9" style:family="graphic" style:parent-style-name="objectwithoutfill">
      <style:graphic-properties draw:stroke="dash" draw:stroke-dash="Double_20_Dot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428cm" fo:min-width="10.532cm" draw:shadow-opacity="50%"/>
      <style:paragraph-properties style:writing-mode="lr-tb"/>
    </style:style>
    <style:style style:name="gr12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4.418cm" fo:min-width="8.552cm" draw:shadow-opacity="50%"/>
      <style:paragraph-properties style:writing-mode="lr-tb"/>
    </style:style>
    <style:style style:name="gr13" style:family="graphic" style:parent-style-name="standard">
      <style:graphic-properties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1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7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2.58cm" fo:min-width="8.552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6.1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1.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2a6099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bf0041"/>
      <style:paragraph-properties fo:text-align="center"/>
    </style:style>
    <style:style style:name="P9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b4c7dc" draw:opacity="50%"/>
      <style:paragraph-properties fo:text-align="center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1.4cm" svg:height="1.4cm" svg:x="8cm" svg:y="0.4cm">
          <text:p text:style-name="P1"><text:span text:style-name="T1">Architecture des dépôts G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1.2cm" svg:x="11.4cm" svg:y="7.6cm">
          <text:p text:style-name="P3"><text:span text:style-name="T2">MaximeChall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8cm" svg:height="1.2cm" svg:x="1.2cm" svg:y="12.6cm">
          <text:p text:style-name="P3"><text:span text:style-name="T2">InventaireParisHistorique_</text:span></text:p>
          <text:p text:style-name="P3"><text:span text:style-name="T3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8cm" svg:height="1.2cm" svg:x="18.8cm" svg:y="12.6cm">
          <text:p text:style-name="P4"><text:span text:style-name="T2">InventaireParisHistorique_</text:span></text:p>
          <text:p text:style-name="P4"><text:span text:style-name="T3">trait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8cm" svg:height="1.2cm" svg:x="18.8cm" svg:y="3.4cm">
          <text:p text:style-name="P4"><text:span text:style-name="T2">InventaireParisHistorique_</text:span></text:p>
          <text:p text:style-name="P4"><text:span text:style-name="T3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8cm" svg:height="1.2cm" svg:x="1.2cm" svg:y="3.4cm">
          <text:p text:style-name="P4"><text:span text:style-name="T2">InventaireParisHistorique_</text:span></text:p>
          <text:p text:style-name="P4"><text:span text:style-name="T3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2cm" svg:y1="7.4cm" svg:x2="9.2cm" svg:y2="5cm">
          <text:p/>
        </draw:line>
        <draw:line draw:style-name="gr5" draw:text-style-name="P5" draw:layer="layout" svg:x1="17.2cm" svg:y1="7.6cm" svg:x2="18.6cm" svg:y2="5cm">
          <text:p/>
        </draw:line>
        <draw:line draw:style-name="gr5" draw:text-style-name="P5" draw:layer="layout" svg:x1="17cm" svg:y1="9.2cm" svg:x2="18.6cm" svg:y2="12.2cm">
          <text:p/>
        </draw:line>
        <draw:line draw:style-name="gr5" draw:text-style-name="P5" draw:layer="layout" svg:x1="11.201cm" svg:y1="9.2cm" svg:x2="9.2cm" svg:y2="12.2cm">
          <text:p/>
        </draw:line>
        <draw:custom-shape draw:style-name="gr6" draw:text-style-name="P7" draw:layer="layout" svg:width="4cm" svg:height="1cm" svg:x="0.6cm" svg:y="10.4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cm" svg:height="1cm" svg:x="5.2cm" svg:y="10.4cm">
          <text:p text:style-name="P6"><text:span text:style-name="T4">gh_p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cm" svg:height="1cm" svg:x="3cm" svg:y="5.8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cm" svg:height="1cm" svg:x="20.8cm" svg:y="5.6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cm" svg:height="1cm" svg:x="21cm" svg:y="10.4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5cm" svg:y1="4.6cm" svg:x2="5cm" svg:y2="5.8cm">
          <text:p/>
        </draw:line>
        <draw:line draw:style-name="gr7" draw:text-style-name="P8" draw:layer="layout" svg:x1="22.8cm" svg:y1="4.4cm" svg:x2="22.8cm" svg:y2="5.6cm">
          <text:p/>
        </draw:line>
        <draw:line draw:style-name="gr7" draw:text-style-name="P8" draw:layer="layout" svg:x1="2.6cm" svg:y1="12.6cm" svg:x2="2.6cm" svg:y2="11.4cm">
          <text:p/>
        </draw:line>
        <draw:line draw:style-name="gr7" draw:text-style-name="P8" draw:layer="layout" svg:x1="7.4cm" svg:y1="12.6cm" svg:x2="7.4cm" svg:y2="11.4cm">
          <text:p/>
        </draw:line>
        <draw:line draw:style-name="gr7" draw:text-style-name="P8" draw:layer="layout" svg:x1="23cm" svg:y1="12.6cm" svg:x2="23cm" svg:y2="11.4cm">
          <text:p/>
        </draw:line>
        <draw:custom-shape draw:style-name="gr8" draw:text-style-name="P9" draw:layer="layout" svg:width="4.6cm" svg:height="1.2cm" svg:x="12.2cm" svg:y="12.6cm">
          <text:p text:style-name="P9"><text:span text:style-name="T5">Adresse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2cm" svg:y1="9.2cm" svg:x2="14.2cm" svg:y2="12.4cm">
          <text:p/>
        </draw:line>
        <draw:line draw:style-name="gr9" draw:text-style-name="P5" draw:layer="layout" svg:x1="12cm" svg:y1="13.2cm" svg:x2="9.4cm" svg:y2="13.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11.4cm" svg:height="1.4cm" svg:x="8cm" svg:y="0.4cm">
          <text:p text:style-name="P1"><text:span text:style-name="T1">Ar</text:span><text:span text:style-name="T1">c</text:span><text:span text:style-name="T1">hi</text:span><text:span text:style-name="T1">te</text:span><text:span text:style-name="T1">ct</text:span><text:span text:style-name="T1">ur</text:span><text:span text:style-name="T1">e </text:span><text:span text:style-name="T1">d</text:span><text:span text:style-name="T1">e </text:span><text:span text:style-name="T1">la </text:span><text:span text:style-name="T1">w</text:span><text:span text:style-name="T1">e</text:span><text:span text:style-name="T1">b</text:span><text:span text:style-name="T1">a</text:span><text:span text:style-name="T1">p</text:span><text:span text:style-name="T1">p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15.6cm" svg:height="5.2cm" svg:x="6.346cm" svg:y="2.107cm">
            <text:p text:style-name="P6"/>
            <text:p text:style-name="P6"><text:span text:style-name="T6">G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8cm" svg:height="1.2cm" svg:x="10.2cm" svg:y="3cm">
            <text:p text:style-name="P3"><text:span text:style-name="T2">Inventair</text:span><text:span text:style-name="T2">eParisHi</text:span><text:span text:style-name="T2">storique</text:span><text:span text:style-name="T2">_</text:span></text:p>
            <text:p text:style-name="P3"><text:span text:style-name="T3">web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4cm" svg:height="1cm" svg:x="15.6cm" svg:y="5.2cm">
            <text:p text:style-name="P6"><text:span text:style-name="T4">mas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4cm" svg:height="1cm" svg:x="8.8cm" svg:y="5.2cm">
            <text:p text:style-name="P6"><text:span text:style-name="T4">gh_pag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10.8cm" svg:y1="4.2cm" svg:x2="10.8cm" svg:y2="5.2cm">
            <text:p/>
          </draw:line>
          <draw:line draw:style-name="gr7" draw:text-style-name="P8" draw:layer="layout" svg:x1="17.6cm" svg:y1="4.2cm" svg:x2="17.6cm" svg:y2="5.2cm">
            <text:p/>
          </draw:line>
        </draw:g>
        <draw:custom-shape draw:style-name="gr12" draw:text-style-name="P11" draw:layer="layout" svg:width="12.8cm" svg:height="6.6cm" svg:x="14.8cm" svg:y="8.4cm">
          <text:p text:style-name="P6"/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Python</text:span><text:span text:style-name="T6">AnyWh</text:span><text:span text:style-name="T6">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861cm" svg:height="1.413cm" svg:x="17.939cm" svg:y="9.2cm">
          <text:p text:style-name="P12"><text:span text:style-name="T7">http://parishistoriqueinventaire.</text:span></text:p>
          <text:p text:style-name="P12"><text:span text:style-name="T7">eu.pythonanywhere.com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8cm" svg:y1="6.4cm" svg:x2="19.4cm" svg:y2="8.8cm">
          <text:p/>
        </draw:line>
        <draw:frame draw:style-name="gr14" draw:text-style-name="P14" draw:layer="layout" svg:width="6.4cm" svg:height="0.806cm" svg:x="19cm" svg:y="6.994cm">
          <draw:text-box>
            <text:p text:style-name="P13"><text:span text:style-name="T4">Workon env</text:span></text:p>
          </draw:text-box>
        </draw:frame>
        <draw:custom-shape draw:style-name="gr15" draw:text-style-name="P15" draw:layer="layout" svg:width="3.2cm" svg:height="0.8cm" svg:x="16cm" svg:y="11.8cm">
          <text:p text:style-name="P6"><text:span text:style-name="T8">d</text:span><text:span text:style-name="T8">b</text:span><text:span text:style-name="T8">.</text:span><text:span text:style-name="T8">s</text:span><text:span text:style-name="T8">q</text:span><text:span text:style-name="T8">l</text:span><text:span text:style-name="T8">i</text:span><text:span text:style-name="T8">t</text:span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2cm" svg:height="0.8cm" svg:x="23.2cm" svg:y="11.8cm">
          <text:p text:style-name="P6"><text:span text:style-name="T8">users.sqlite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9.4cm" svg:y1="10.8cm" svg:x2="18.4cm" svg:y2="11.6cm">
          <text:p/>
        </draw:line>
        <draw:line draw:style-name="gr16" draw:text-style-name="P5" draw:layer="layout" svg:x1="23.8cm" svg:y1="10.8cm" svg:x2="24.8cm" svg:y2="11.6cm">
          <text:p/>
        </draw:line>
        <draw:g>
          <draw:custom-shape draw:style-name="gr17" draw:text-style-name="P11" draw:layer="layout" svg:width="12.8cm" svg:height="4cm" svg:x="0.254cm" svg:y="9.454cm">
            <text:p text:style-name="P6"/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Github.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8.87cm" svg:height="1.413cm" svg:x="2.054cm" svg:y="10.454cm">
            <text:p text:style-name="P12"><text:span text:style-name="T7">https://maximechallon.github.io/</text:span></text:p>
            <text:p text:style-name="P12"><text:span text:style-name="T7">InventaireParisHistorique_webapp/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5" draw:layer="layout" svg:x1="10.2cm" svg:y1="6.4cm" svg:x2="7.8cm" svg:y2="9.8cm">
          <text:p/>
        </draw:line>
        <draw:frame draw:style-name="gr18" draw:text-style-name="P14" draw:layer="layout" svg:width="4.13cm" svg:height="0.806cm" svg:x="4.67cm" svg:y="7.6cm">
          <draw:text-box>
            <text:p><text:span text:style-name="T4">Workflow Github</text:span></text:p>
          </draw:text-box>
        </draw:frame>
        <draw:line draw:style-name="gr9" draw:text-style-name="P5" draw:layer="layout" svg:x1="15.2cm" svg:y1="11.6cm" svg:x2="12.2cm" svg:y2="11.6cm">
          <text:p/>
        </draw:lin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2" draw:layer="layout" svg:width="11.4cm" svg:height="1.4cm" svg:x="8cm" svg:y="0.4cm">
          <text:p text:style-name="P1"><text:span text:style-name="T1">Architecture des </text:span><text:span text:style-name="T1">fich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6.6cm" svg:height="1.2cm" svg:x="1.4cm" svg:y="4.735cm">
          <text:p text:style-name="P3"><text:span text:style-name="T3">Inventaire définitif </text:span><text:span text:style-name="T2">.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6.6cm" svg:height="1.2cm" svg:x="9.4cm" svg:y="6.735cm">
          <text:p text:style-name="P3"><text:span text:style-name="T2">Export .cs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2cm" svg:y1="6.135cm" svg:x2="9.2cm" svg:y2="6.735cm">
          <text:p/>
        </draw:line>
        <draw:line draw:style-name="gr5" draw:text-style-name="P5" draw:layer="layout" svg:x1="12.6cm" svg:y1="8.135cm" svg:x2="12.6cm" svg:y2="9.735cm">
          <text:p/>
        </draw:line>
        <draw:custom-shape draw:style-name="gr20" draw:text-style-name="P4" draw:layer="layout" svg:width="7.8cm" svg:height="1.2cm" svg:x="17.8cm" svg:y="6.735cm">
          <text:p text:style-name="P4"><text:span text:style-name="T2">InventaireParisHistoriqu</text:span><text:span text:style-name="T2">e_</text:span></text:p>
          <text:p text:style-name="P4"><text:span text:style-name="T3">trait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6.6cm" svg:height="1.2cm" svg:x="9.4cm" svg:y="9.935cm">
          <text:p text:style-name="P3"><text:span text:style-name="T2">Remplissage 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6.2cm" svg:y1="7.335cm" svg:x2="17.6cm" svg:y2="7.335cm">
          <text:p/>
        </draw:line>
        <draw:line draw:style-name="gr5" draw:text-style-name="P5" draw:layer="layout" svg:x1="18.8cm" svg:y1="8.135cm" svg:x2="18.8cm" svg:y2="9.935cm">
          <text:p/>
        </draw:line>
        <draw:line draw:style-name="gr5" draw:text-style-name="P5" draw:layer="layout" svg:x1="25cm" svg:y1="8.135cm" svg:x2="25cm" svg:y2="9.935cm">
          <text:p/>
        </draw:line>
        <draw:line draw:style-name="gr5" draw:text-style-name="P5" draw:layer="layout" svg:x1="22cm" svg:y1="8.135cm" svg:x2="22cm" svg:y2="9.935cm">
          <text:p/>
        </draw:line>
        <draw:custom-shape draw:style-name="gr21" draw:text-style-name="P3" draw:layer="layout" svg:width="2.2cm" svg:height="1.2cm" svg:x="17.8cm" svg:y="9.935cm">
          <text:p text:style-name="P3"><text:span text:style-name="T2">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cm" svg:height="1.2cm" svg:x="20.8cm" svg:y="9.935cm">
          <text:p text:style-name="P3"><text:span text:style-name="T2">PG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cm" svg:height="1.2cm" svg:x="23.8cm" svg:y="9.935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0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2:43:55.802332751</meta:creation-date>
    <dc:date>2021-02-05T23:24:07.585263236</dc:date>
    <meta:editing-duration>PT29M48S</meta:editing-duration>
    <meta:editing-cycles>5</meta:editing-cycles>
    <meta:generator>LibreOffice/6.4.6.2$Linux_X86_64 LibreOffice_project/40$Build-2</meta:generator>
    <meta:document-statistic meta:object-count="86"/>
  </office:meta>
</office:document-meta>
</file>